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.getField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ge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addField( Field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containsField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isProce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process( Map globalConstants , Map constants , Map form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orm.isExt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Extends( String inher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validate( Map params , Map actions , int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getExte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getFiel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merge( Form depen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orm.validate( Map params , Map actions , int page , String field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